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d649" officeooo:paragraph-rsid="000bd649"/>
    </style:style>
    <style:style style:name="P2" style:family="paragraph" style:parent-style-name="Table_20_Contents">
      <style:text-properties officeooo:rsid="000bd649" officeooo:paragraph-rsid="000bd649"/>
    </style:style>
    <style:style style:name="P3" style:family="paragraph" style:parent-style-name="Table_20_Contents">
      <style:paragraph-properties fo:text-align="center" style:justify-single-word="false"/>
      <style:text-properties fo:color="#ff0000" fo:font-size="18pt" officeooo:rsid="000bd649" officeooo:paragraph-rsid="000bd649" style:font-size-asian="18pt" style:font-size-complex="18pt"/>
    </style:style>
    <style:style style:name="T1" style:family="text">
      <style:text-properties officeooo:rsid="000d42ae"/>
    </style:style>
    <style:style style:name="T2" style:family="text">
      <style:text-properties officeooo:rsid="000ef8d4"/>
    </style:style>
    <style:style style:name="T3" style:family="text">
      <style:text-properties officeooo:rsid="00101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Projets technologique</text:p>
          </table:table-cell>
          <table:table-cell table:style-name="Tableau1.A1" office:value-type="string">
            <text:p text:style-name="P3">DIFFUSION RESTREINTE</text:p>
          </table:table-cell>
          <table:table-cell table:style-name="Tableau1.C1" office:value-type="string">
            <text:p text:style-name="P2">Mesure de sécurité</text:p>
          </table:table-cell>
        </table:table-row>
      </table:table>
      <text:p text:style-name="Standard"/>
      <text:p text:style-name="Standard"/>
      <text:p text:style-name="P1">Introduction</text:p>
      <text:p text:style-name="P1"><text:tab/>Dans le cadre du projets technologique, du RGPD,de la LCEN et des recommandations de la CNIL, ce document vise à présenter les moyens mis en place pour garantir la sécurité des données.</text:p>
      <text:p text:style-name="P1"/>
      <text:p text:style-name="P1">SGBD</text:p>
      <text:p text:style-name="P1"><text:tab/>De manière à garantir la sécurité des données. Le mot de passe <text:span text:style-name="T1">sera salé et stocké en SHA3. </text:span></text:p>
      <text:p text:style-name="P1"><text:span text:style-name="T2">Les données dite sensibles, seront crypté par un couple clé publique/clé privé.</text:span></text:p>
      <text:p text:style-name="P1"><text:span text:style-name="T3">La clé publique sera contenue dans un fichier du serveur, la clé privé sera généré à partir du mot de passe de l’utilisateur.</text:span></text:p>
      <text:p text:style-name="P1">Protection des failles</text:p>
      <text:p text:style-name="P1"><text:tab/>Un pentest sera réalisé aux différentes étapes de production du projet de manière à garantir la sécurité du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7:17:49.528000000</meta:creation-date>
    <dc:date>2018-01-24T18:19:49.870000000</dc:date>
    <meta:editing-duration>PT31M28S</meta:editing-duration>
    <meta:editing-cycles>1</meta:editing-cycles>
    <meta:document-statistic meta:table-count="1" meta:image-count="0" meta:object-count="0" meta:page-count="1" meta:paragraph-count="11" meta:word-count="116" meta:character-count="694" meta:non-whitespace-character-count="585"/>
    <meta:generator>LibreOffice/5.3.7.2$Windows_X86_64 LibreOffice_project/6b8ed514a9f8b44d37a1b96673cbbdd077e24059</meta:generator>
  </office:meta>
</office:document-meta>
</file>